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ing log entry</text:p>
      <text:p text:style-name="Standard"><text:s/><text:tab/></text:p>
      <text:list xml:id="list1968875701" text:style-name="L1">
        <text:list-item>
          <text:p text:style-name="P1">glucose / carbs</text:p>
          <text:list>
            <text:list-item>
              <text:p text:style-name="P1">can enter one or the other</text:p>
            </text:list-item>
            <text:list-item>
              <text:p text:style-name="P1">enter manually or use food db &lt;link&gt;</text:p>
            </text:list-item>
          </text:list>
        </text:list-item>
      </text:list>
      <text:p text:style-name="Standard"/>
      <text:p text:style-name="Standard">This page is the core of Diabetes 360. <text:s/>It allows you to log your glucose level and carbs and quickly determine the amount of insulin to administer. <text:s/></text:p>
      <text:p text:style-name="Standard"/>
      <text:p text:style-name="Standard">Each time you key a digit in either the Glucose or Carb box, the insulin dose is recalculated and rounded according to the settings you specified on the initial setup. <text:s/>As you key values, the formula to the left of the red units adjusts so you can see how the dose was calculated. <text:s/>The top line of that formula is from the glucose component and the bottom line from the carb component. <text:s/>You will see this formula displayed only when a rapid-acting insulin is selected. <text:s/>For other insulin types, you should dose according to your doctor's instructions as the app suggests. <text:s/>If there is some other formula that you use for rapid-acting insulin, Contact Us (link) and we will send an update that allows you to set the formula to your own.</text:p>
      <text:p text:style-name="Standard"/>
      <text:p text:style-name="Standard">If you are using a sliding scale. <text:s/>Go to the settings page and select “Scale” for “Dose Calculation”. <text:s/>Tap the row and enter the values from your physician. <text:s/>Once you have set up your sliding scale, it will be used instead of the formula. <text:s/>In sliding scale mode, carbohydrates are not used for the dose calculation though meals can still be built from the food database.</text:p>
      <text:p text:style-name="Standard"/>
      <text:p text:style-name="Standard">All parts of this page are modifiable by a tap just as the glucose and carb boxes are.</text:p>
      <text:p text:style-name="Standard"/>
      <text:p text:style-name="Standard">The Log Time can be adjusted by tapping it as can the Time of Day just below it. <text:s/>The values for Time of Day are set in the “Daily Schedule” on the settings page. <text:s/>These can be used in the export criteria and will also be part of the analytical feature that we are currently finishing. <text:s/>Go ahead and use them so that when this exciting new feature is published, your log entries will yield meaningful data.</text:p>
      <text:p text:style-name="Standard"/>
      <text:p text:style-name="Standard">Diabetes 360 has a carbohydrate database built in that is accessible by tapping <text:s/>outside of the Carbs box. <text:s/>These pages allow you to find foods you are going to eat and build a meal. <text:s/>See below (link) for a complete narrative of the features available. <text:s/></text:p>
      <text:p text:style-name="Standard"/>
      <text:p text:style-name="Standard">Tap the insulin row on the left side to specify what insulin was used for this dose tap the right side of this row to set the injection site. <text:s/>If you select an insulin type that is not rapid-acting, the formula will be replaced with instructions to “Take as Prescribed”. <text:s/>Selecting a long-acting insulin will schedule a reminder to be set according to the settings (link).</text:p>
      <text:p text:style-name="Standard"/>
      <text:p text:style-name="Standard">If you have entered a value for glucose that is greater than the “Ketone Glucose Threshold” in the settings, Diabetes 360 will display a picker to allow you to log the result of your ketone test. <text:s/>Consult your physician for the value to set for this. <text:s/>If the value is less than the threshold, it can be set manually by tapping the Ketones row.</text:p>
      <text:p text:style-name="Standard"/>
      <text:p text:style-name="Standard">There is an area at the bottom for free-form notes.</text:p>
      <text:p text:style-name="Standard"/>
      <text:p text:style-name="Standard">Tap the “Save” button to store the log entry. <text:s/>The values you entered are automatically used to adjust the averages and other statistics built into Diabetes 360. <text:s/>Be careful not to tap cancel as this will cause the entry to be discarded.</text:p>
      <text:p text:style-name="Standard"/>
      <text:p text:style-name="Standard"/>
      <text:list xml:id="list872739666" text:continue-numbering="true" text:style-name="L1">
        <text:list-item>
          <text:p text:style-name="P1">time of day</text:p>
          <text:list>
            <text:list-item>
              <text:p text:style-name="P1">can be used as export criteria</text:p>
            </text:list-item>
            <text:list-item>
              <text:p text:style-name="P1">values are from daily schedule in settings &lt;link&gt;.</text:p>
            </text:list-item>
          </text:list>
        </text:list-item>
        <text:list-item>
          <text:p text:style-name="P1">insulin</text:p>
          <text:list>
            <text:list-item>
              <text:p text:style-name="P1">if none set as prescribed in settings, alert takes you there. <text:s/>Then set on add screen.</text:p>
            </text:list-item>
            <text:list-item>
              <text:p text:style-name="P1">long acting reminder</text:p>
              <text:list>
                <text:list-item>
                  <text:p text:style-name="P1">only on add screen</text:p>
                </text:list-item>
              </text:list>
            </text:list-item>
            <text:list-item>
              <text:p text:style-name="P1">dose calc only on rapid type</text:p>
              <text:list>
                <text:list-item>
                  <text:p text:style-name="P1">formula is to left. top is insulin from glucose bottom is from carb.</text:p>
                </text:list-item>
                <text:list-item>
                  <text:p text:style-name="P1">Factors set by time of day at top. <text:s/>Tap to change the time. <text:s/>Warn that factors will change accordingly</text:p>
                </text:list-item>
              </text:list>
            </text:list-item>
            <text:list-item>
              <text:p text:style-name="P1">injection site</text:p>
            </text:list-item>
            <text:list-item>
              <text:p text:style-name="P1">mention planned enhancements for sites so it is good to go ahead and log them.</text:p>
            </text:list-item>
          </text:list>
        </text:list-item>
        <text:list-item>
          <text:p text:style-name="P1">Ketones</text:p>
          <text:list>
            <text:list-item>
              <text:p text:style-name="P1">if glucose over threshold in settings</text:p>
            </text:list-item>
            <text:list-item>
              <text:p text:style-name="P1">moderate or large will remind to drink water</text:p>
            </text:list-item>
          </text:list>
        </text:list-item>
        <text:list-item>
          <text:p text:style-name="P1">notes</text:p>
          <text:list>
            <text:list-item>
              <text:p text:style-name="P1">free form</text:p>
            </text:list-item>
            <text:list-item>
              <text:p text:style-name="P1">included in export</text:p>
            </text:list-item>
          </text:list>
        </text:list-item>
      </text:list>
      <text:p text:style-name="Standard">Edit Log Entry:</text:p>
      <text:list xml:id="list1311879910" text:style-name="L2">
        <text:list-item>
          <text:p text:style-name="P2">essentially the same as add.</text:p>
        </text:list-item>
        <text:list-item>
          <text:p text:style-name="P2">Long-acting reminder does not schedule on edit.</text:p>
        </text:list-item>
      </text:list>
      <text:p text:style-name="Standard"/>
      <text:p text:style-name="Standard">Log:</text:p>
      <text:list xml:id="list1544533447" text:style-name="L3">
        <text:list-item>
          <text:p text:style-name="P3">Monthly summary</text:p>
          <text:list>
            <text:list-item>
              <text:p text:style-name="P3">High, Low, Average for glucose and carb. <text:s/>Mark shows average relative to low and high.</text:p>
            </text:list-item>
            <text:list-item>
              <text:p text:style-name="P3">Tap to see daily detail for month</text:p>
            </text:list-item>
          </text:list>
        </text:list-item>
        <text:list-item>
          <text:p text:style-name="P3">Monthly detail</text:p>
          <text:list>
            <text:list-item>
              <text:p text:style-name="P3">each log entry accessible for display and edit via tap.</text:p>
            </text:list-item>
            <text:list-item>
              <text:p text:style-name="P3">Top is glucose bottom is carb</text:p>
            </text:list-item>
            <text:list-item>
              <text:p text:style-name="P3">round indicator is glucose / carb value relative to low and high. <text:s/>Bar is average relative to low and high.</text:p>
            </text:list-item>
          </text:list>
        </text:list-item>
        <text:list-item>
          <text:p text:style-name="P3">Add new entry from either screen by tapping “+” button.</text:p>
        </text:list-item>
      </text:list>
      <text:p text:style-name="Standard"/>
      <text:p text:style-name="Standard">Food:</text:p>
      <text:list xml:id="list1184808619" text:style-name="L4">
        <text:list-item>
          <text:p text:style-name="P4">tap to add to meal. <text:s/>Checkmark indicates in meal</text:p>
        </text:list-item>
        <text:list-item>
          <text:p text:style-name="P4">tap search to find items.</text:p>
          <text:list>
            <text:list-item>
              <text:p text:style-name="P4">Explain most used button</text:p>
            </text:list-item>
            <text:list-item>
              <text:p text:style-name="P4">cancel only cancels search</text:p>
              <text:list>
                <text:list-item>
                  <text:p text:style-name="P4">must cancel to get to servings.</text:p>
                </text:list-item>
              </text:list>
            </text:list-item>
            <text:list-item>
              <text:p text:style-name="P4">Logical “and” done on words. Show examples in screenshot.</text:p>
            </text:list-item>
            <text:list-item>
              <text:p text:style-name="P4">Tap search button to start search.</text:p>
            </text:list-item>
            <text:list-item>
              <text:p text:style-name="P4">If most used active, search only applies to most used.</text:p>
            </text:list-item>
          </text:list>
        </text:list-item>
        <text:list-item>
          <text:p text:style-name="P4">Servings</text:p>
          <text:list>
            <text:list-item>
              <text:p text:style-name="P4">tap row to set serving size (how much is eaten of that food) </text:p>
            </text:list-item>
            <text:list-item>
              <text:p text:style-name="P4">swipe to remove food from meal or go back and tap row.</text:p>
            </text:list-item>
            <text:list-item>
              <text:p text:style-name="P4">Green number at top is total carbs for meal.</text:p>
            </text:list-item>
            <text:list-item>
              <text:p text:style-name="P4">Red numbers are carbs for each food given serving size.</text:p>
            </text:list-item>
            <text:list-item>
              <text:p text:style-name="P4">When return to add or edit log entry, total carb for meal is entered in carb box</text:p>
            </text:list-item>
          </text:list>
        </text:list-item>
      </text:list>
      <text:p text:style-name="Standard"/>
      <text:p text:style-name="Standard">Diabetes 360 is packaged with a food database to allow you to build meals as you have them. <text:s/>No network or cellular service is required to use our database. <text:s/>It is on your device—waiting for you. <text:s/>To use it, simply tap the Carbs label on the Log Entry page. <text:s/>You will be presented with a list of foods from the US Department of Agriculture SR23 nutrition data file.</text:p>
      <text:p text:style-name="Standard"/>
      <text:p text:style-name="Standard">The first step is to select the foods you will eat, once selected, tap the “Servings” button and a page will appear that allows you to adjust how much of each food you are eating.</text:p>
      <text:p text:style-name="Standard"/>
      <text:p text:style-name="Standard">There is a search feature as well. <text:s/>Tap the search bar and notice the “Most Used” button. <text:s/>Initially this won't do much, however as you use the Diabetes 360, it will track how often you have used each food. <text:s/>The “Most Used” button will then display the most frequently used foods with the most popular at the top.</text:p>
      <text:p text:style-name="Standard"/>
      <text:p text:style-name="Standard">On the servings page each food selected is presented. <text:s/>Tap a row and available serving sizes appear in a picker at the bottom. <text:s/>Adjust this as close as possible to what you eat. <text:s/>As the wheels are moved, the carbohydrate for that food as well as the total for the meal are updated. <text:s/>To remove a food, swipe it or go back to the foods list and uncheck it by tapping it.</text:p>
      <text:p text:style-name="Standard"/>
      <text:p text:style-name="Standard">The total carbohydrate is seamlessly brought into the log. <text:s text:c="2"/></text:p>
      <text:p text:style-name="Standard"/>
      <text:p text:style-name="Standard">Settings:</text:p>
      <text:list xml:id="list456090728" text:style-name="L5">
        <text:list-item>
          <text:p text:style-name="P5">Prescribed Insulin</text:p>
          <text:list>
            <text:list-item>
              <text:p text:style-name="P5">divided into sections by classification.</text:p>
            </text:list-item>
            <text:list-item>
              <text:p text:style-name="P5">Long acting allows set of hours ahead to remind for next injection.</text:p>
            </text:list-item>
            <text:list-item>
              <text:p text:style-name="P5">Can prescribe only one per category</text:p>
            </text:list-item>
            <text:list-item>
              <text:p text:style-name="P5">not editable.</text:p>
            </text:list-item>
          </text:list>
        </text:list-item>
      </text:list>
      <text:p text:style-name="Standard"/>
      <text:p text:style-name="Standard">The Prescribed Insulin page allows you to tell Diabetes 360 what types of insulin you use. <text:s/>They are grouped by how they are classified by the medical community (Rapid, Short, Long, Intermediate, Mixed, etc). <text:s/>One type per group may be selected <text:s/>which will be indicated by a check mark. It can then be used on the Log Entry page. <text:s/>The Long-Acting classification has an Hourly Interval editable field. <text:s/>The number you specify here will be used to schedule a reminder to administer your next dose of insulin. <text:s/>The reminder is set this number of hours after the last dose of long-acting insulin is logged. <text:s/></text:p>
      <text:p text:style-name="Standard"/>
      <text:p text:style-name="Standard">The Dose Calculation row has a button for “Formula” and “Scale”. <text:s/>Select which method you are currently using.</text:p>
      <text:p text:style-name="Standard">Formula:</text:p>
      <text:p text:style-name="Standard">There are three factors which must be set in order for Diabetes 360 to properly calculate your insulin dose using glucose and carbohydrate—Target Rate, Corrective Factor, and Carbohydrate Factor. <text:s/>(show formula with all)</text:p>
      <text:p text:style-name="Standard">Physicians sometimes have their patients vary these factors throughout the day. <text:s/>If you are such a patient, tap “Add” and a new row will appear. <text:s/>Tap it to set the time to start using the factor on that row. <text:s/>For example …. (screen shot) <text:s/>If your factors are the same all day, just tap the number at the right of the row and enter your value. <text:s/>It is critical that these are entered properly and that you validate the calculations Diabetes 360 performs against your own. <text:s/>Once you are comfortable that the correct dose is being calculated, let the app advise you. <text:s text:c="2"/>The factors are visible on the Log Entry page as you enter your glucose and carb figures while logging a dose. <text:s text:c="2"/>Swipe across a row to delete it or use the edit button.</text:p>
      <text:p text:style-name="Standard"/>
      <text:list xml:id="list1259468678" text:continue-numbering="true" text:style-name="L5">
        <text:list-item>
          <text:p text:style-name="P5">Dose Calculation Formula</text:p>
          <text:list>
            <text:list-item>
              <text:p text:style-name="P5">Values prescribed by doc</text:p>
            </text:list-item>
            <text:list-item>
              <text:p text:style-name="P5">for multiple values per day, tap row set time tap on text field to edit value</text:p>
              <text:list>
                <text:list-item>
                  <text:p text:style-name="P5">show screen shot with example and describe: “From 12:00am to 3:59:50pm 130, 4:00:00 to 8:59:59 160, etc”</text:p>
                </text:list-item>
                <text:list-item>
                  <text:p text:style-name="P5">tap Add footer to add a row</text:p>
                </text:list-item>
                <text:list-item>
                  <text:p text:style-name="P5">swipe to delete.</text:p>
                </text:list-item>
              </text:list>
            </text:list-item>
          </text:list>
        </text:list-item>
      </text:list>
      <text:p text:style-name="Standard"/>
      <text:p text:style-name="Standard">Some patients use a sliding scale, especially in the early stages of the diagnosis and treatment. <text:s/>Type 2 patients frequently use this method. <text:s/>Tap “Scale” and tap the row (outside the button). <text:s/>This page gives you four rows. <text:s/>If you need more rows or less rows, add or delete to match your scale. <text:s/>Then enter the dose for each range in the fields to the right-hand side. <text:s/>In sliding scale mode, carbohydrates are not used for the dose calculation though meals can still be built from the food database.</text:p>
      <text:p text:style-name="Standard"/>
      <text:p text:style-name="Standard"/>
      <text:list xml:id="list580973893" text:continue-numbering="true" text:style-name="L5">
        <text:list-item>
          <text:p text:style-name="P5">Dose Calculation Scale</text:p>
          <text:list>
            <text:list-item>
              <text:p text:style-name="P5">units based on glucose ranges. <text:s/></text:p>
            </text:list-item>
            <text:list-item>
              <text:p text:style-name="P5">Can add and delete rows for more or less range values.</text:p>
            </text:list-item>
          </text:list>
        </text:list-item>
      </text:list>
      <text:p text:style-name="Standard">Select the button that reflects the unit of measure you wish to use for your glucose—mg/dL (most common) or mmol/L All glucose values will be presented and entered using this unit of measure. <text:s/>mg/dL values are usually in the range 0 to 600 mmol/L are 0 to approximately 40.0 <text:s/></text:p>
      <text:list xml:id="list257287968" text:continue-numbering="true" text:style-name="L5">
        <text:list-item>
          <text:p text:style-name="P5">Glucose Unit</text:p>
          <text:list>
            <text:list-item>
              <text:p text:style-name="P5">just select it</text:p>
            </text:list-item>
            <text:list-item>
              <text:p text:style-name="P5">describe difference.</text:p>
            </text:list-item>
          </text:list>
        </text:list-item>
      </text:list>
      <text:p text:style-name="Standard"/>
      <text:p text:style-name="Standard">There is a comprehensive but simple reminder system built into Diabetes 360. <text:s/>The Daily Schedule is at its core. <text:s/>There are default items included which can be altered for your personal needs. <text:s/>Tapping a row allows you to set the details of each item. <text:s/>If you would like a reminder at the Begin Time, slide the on switch and you will be reminded each day at that time. <text:s/>If you have to eat carbs or dose insulin, enter it on this page and the reminder will notify you. <text:s/>The Any Time switch is for logging exercise or other things that may impact your glucose levels. <text:s text:c="2"/>The Begin and End Time are ignored for items with “Any Time” set. <text:s/>Swipe to delete a row.</text:p>
      <text:p text:style-name="Standard"/>
      <text:list xml:id="list1791507991" text:continue-numbering="true" text:style-name="L5">
        <text:list-item>
          <text:p text:style-name="P5">Daily Schedule</text:p>
          <text:list>
            <text:list-item>
              <text:p text:style-name="P5">Used to remind to dose, eat, etc</text:p>
            </text:list-item>
            <text:list-item>
              <text:p text:style-name="P5">Anytime used for things which happen at random times.</text:p>
              <text:list>
                <text:list-item>
                  <text:p text:style-name="P5">For reporting from log</text:p>
                </text:list-item>
                <text:list-item>
                  <text:p text:style-name="P5">explain</text:p>
                </text:list-item>
              </text:list>
            </text:list-item>
            <text:list-item>
              <text:p text:style-name="P5">used in before/after Time of Day on log</text:p>
            </text:list-item>
            <text:list-item>
              <text:p text:style-name="P5">swipe to delete</text:p>
            </text:list-item>
          </text:list>
        </text:list-item>
        <text:list-item>
          <text:p text:style-name="P5">Pump Site Change</text:p>
          <text:list>
            <text:list-item>
              <text:p text:style-name="P5">Select Date of last change</text:p>
            </text:list-item>
            <text:list-item>
              <text:p text:style-name="P5">Select Time to change pump</text:p>
            </text:list-item>
            <text:list-item>
              <text:p text:style-name="P5">Enter number of days.</text:p>
            </text:list-item>
            <text:list-item>
              <text:p text:style-name="P5">Verify on browse reminders</text:p>
              <text:p text:style-name="P5"/>
            </text:list-item>
          </text:list>
        </text:list-item>
      </text:list>
      <text:p text:style-name="Standard">The Pump Site Change Reminder feature allows you to set a reminder for your pump site changes. <text:s/>Simply select <text:s/>the date of the last change, the time you wish to be reminded, and how often you change sites. <text:s/>You can verify the dates you will be reminded from the “Browse Upcoming Reminders Page”</text:p>
      <text:p text:style-name="Standard"/>
      <text:list xml:id="list443801376" text:continue-numbering="true" text:style-name="L5">
        <text:list-item>
          <text:p text:style-name="P5">Browse reminders.</text:p>
          <text:list>
            <text:list-item>
              <text:p text:style-name="P5">Long acting only one can delete from here. <text:s/></text:p>
            </text:list-item>
            <text:list-item>
              <text:p text:style-name="P5">Others changed where they were set.</text:p>
            </text:list-item>
          </text:list>
        </text:list-item>
      </text:list>
      <text:p text:style-name="Standard">We have included a page to view all reminders that are currently set. <text:s/>There are three types: those set from the Daily Schedule, those from the Pump Site Reminder, and the Long-Acting Insulin reminder. <text:s/>You may delete the latter type of reminder from this page, however the others must be changed from where they were set.</text:p>
      <text:p text:style-name="Standard"/>
      <text:list xml:id="list1196231627" text:continue-numbering="true" text:style-name="L5">
        <text:list-item>
          <text:p text:style-name="P5">Rounding Accuracy</text:p>
          <text:list>
            <text:list-item>
              <text:p text:style-name="P5">explain and give examples of values and resulting rounding.</text:p>
            </text:list-item>
          </text:list>
        </text:list-item>
      </text:list>
      <text:p text:style-name="Standard"/>
      <text:p text:style-name="Standard">You may need to adjust how Diabetes 360 rounds the insulin doses it calculates and displays. <text:s/>Some patients dose in half units others using pumps may have more granular dosing. <text:s/>A value of 0.5 in this row will round to the half unit, 0.1 to the nearest tenth unit, 0.01 to the nearest hundredth, etc. <text:s/>(table showing rounding of something like 10.345</text:p>
      <text:p text:style-name="Standard"/>
      <text:list xml:id="list760263001" text:continue-numbering="true" text:style-name="L5">
        <text:list-item>
          <text:p text:style-name="P5">Ketone Threshold</text:p>
          <text:list>
            <text:list-item>
              <text:p text:style-name="P5">explain what it is</text:p>
            </text:list-item>
          </text:list>
        </text:list-item>
      </text:list>
      <text:p text:style-name="Standard">Diabetes 360 will prompt you to enter the results of your Ketone test if the glucose value entered is above this value. <text:s/></text:p>
      <text:list xml:id="list649769383" text:continue-numbering="true" text:style-name="L5">
        <text:list-item>
          <text:p text:style-name="P5">Picker Time Interval</text:p>
          <text:list>
            <text:list-item>
              <text:p text:style-name="P5">ditto</text:p>
            </text:list-item>
          </text:list>
        </text:list-item>
      </text:list>
      <text:p text:style-name="Standard"/>
      <text:p text:style-name="Standard"/>
      <text:list xml:id="list1156886312" text:continue-numbering="true" text:style-name="L5">
        <text:list-item>
          <text:p text:style-name="P5">show welcome</text:p>
          <text:list>
            <text:list-item>
              <text:p text:style-name="P5">Just re-displays initial welcome screen if you need to.</text:p>
            </text:list-item>
          </text:list>
        </text:list-item>
      </text:list>
      <text:p text:style-name="Standard"/>
      <text:p text:style-name="Standard">Export</text:p>
      <text:list xml:id="list2141219179" text:style-name="L6">
        <text:list-item>
          <text:p text:style-name="P6">criteria narrative</text:p>
        </text:list-item>
        <text:list-item>
          <text:p text:style-name="P6">explain csv and text</text:p>
        </text:list-item>
      </text:list>
      <text:p text:style-name="Standard"/>
      <text:p text:style-name="Standard">Graph</text:p>
      <text:list xml:id="list933274853" text:style-name="L7">
        <text:list-item>
          <text:p text:style-name="P7">explain that the graph shows averages by hour of day. <text:s/></text:p>
        </text:list-item>
        <text:list-item>
          <text:p text:style-name="P7">Yellow band is min target rate – 25% to max target rate + 25%</text:p>
        </text:list-item>
        <text:list-item>
          <text:p text:style-name="P7">graph is zoom and pan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DiMaggio</meta:initial-creator>
    <meta:creation-date>2011-09-24T13:59:58</meta:creation-date>
    <dc:date>2011-09-24T19:47:51</dc:date>
    <dc:creator>Joe DiMaggio</dc:creator>
    <meta:editing-duration>PT5H42M16S</meta:editing-duration>
    <meta:editing-cycles>21</meta:editing-cycles>
    <meta:generator>OpenOffice.org/3.3$Unix OpenOffice.org_project/330m20$Build-9567</meta:generator>
    <meta:document-statistic meta:table-count="0" meta:image-count="0" meta:object-count="0" meta:page-count="1" meta:paragraph-count="125" meta:word-count="2227" meta:character-count="11792"/>
  </office:meta>
</office:document-meta>
</file>